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Utopia" svg:font-family="Utopia"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Standard">
      <style:text-properties fo:font-size="9pt" fo:font-style="normal" style:font-size-asian="9pt" style:font-style-asian="normal" style:font-size-complex="9pt" style:font-style-complex="normal"/>
    </style:style>
    <style:style style:name="P2" style:family="paragraph" style:parent-style-name="Contents_20_1">
      <style:paragraph-properties>
        <style:tab-stops>
          <style:tab-stop style:position="6.9252in" style:type="right" style:leader-style="dotted" style:leader-text="."/>
        </style:tab-stops>
      </style:paragraph-properties>
    </style:style>
    <style:style style:name="P3" style:family="paragraph" style:parent-style-name="Contents_20_2">
      <style:paragraph-properties>
        <style:tab-stops>
          <style:tab-stop style:position="6.7283in" style:type="right" style:leader-style="dotted" style:leader-text="."/>
        </style:tab-stops>
      </style:paragraph-properties>
    </style:style>
    <style:style style:name="P4" style:family="paragraph" style:parent-style-name="Standard">
      <style:text-properties fo:font-style="normal" style:font-style-asian="normal" style:font-style-complex="normal"/>
    </style:style>
    <style:style style:name="P5" style:family="paragraph" style:parent-style-name="Standard">
      <style:paragraph-properties fo:margin-left="0.4925in" fo:margin-right="0in" fo:text-indent="0in" style:auto-text-indent="false"/>
      <style:text-properties style:font-name="Courier"/>
    </style:style>
    <style:style style:name="P6" style:family="paragraph" style:parent-style-name="Standard">
      <style:text-properties style:font-name="Courier" fo:font-size="9pt" style:font-size-asian="9pt" style:font-size-complex="9pt"/>
    </style:style>
    <style:style style:name="P7" style:family="paragraph" style:parent-style-name="Standard" style:list-style-name="L1"/>
    <style:style style:name="P8" style:family="paragraph" style:parent-style-name="Standard">
      <style:text-properties style:font-name="Utopia" fo:font-size="10pt" fo:font-style="normal" style:font-style-asian="normal" style:font-style-complex="normal"/>
    </style:style>
    <style:style style:name="P9" style:family="paragraph" style:parent-style-name="Heading_20_2">
      <style:text-properties fo:font-weight="bold" style:font-weight-asian="bold" style:font-weight-complex="bold"/>
    </style:style>
    <style:style style:name="P10" style:family="paragraph" style:parent-style-name="Standard">
      <style:text-properties fo:font-weight="normal" style:font-weight-asian="normal" style:font-weight-complex="normal"/>
    </style:style>
    <style:style style:name="P11" style:family="paragraph" style:parent-style-name="Standard" style:list-style-name="L3">
      <style:paragraph-properties fo:margin-left="0in" fo:margin-right="0in" fo:text-indent="0in" style:auto-text-indent="false"/>
    </style:style>
    <style:style style:name="P12" style:family="paragraph" style:parent-style-name="Standard">
      <style:paragraph-properties fo:margin-left="0.9846in" fo:margin-right="0in" fo:text-indent="0in" style:auto-text-indent="false"/>
      <style:text-properties style:font-name="Courier"/>
    </style:style>
    <style:style style:name="P13" style:family="paragraph" style:parent-style-name="Standard" style:list-style-name="L4">
      <style:paragraph-properties fo:margin-left="0in" fo:margin-right="0in" fo:text-indent="0in" style:auto-text-indent="false"/>
    </style:style>
    <style:style style:name="P14" style:family="paragraph" style:parent-style-name="Standard">
      <style:paragraph-properties fo:margin-left="1in" fo:margin-right="0in" fo:text-indent="0in" style:auto-text-indent="false"/>
      <style:text-properties style:font-name="Courier"/>
    </style:style>
    <style:style style:name="P15" style:family="paragraph" style:parent-style-name="Standard" style:list-style-name="L5">
      <style:paragraph-properties fo:margin-left="0in" fo:margin-right="0in" fo:margin-top="0in" fo:margin-bottom="0in" fo:text-indent="0in" style:auto-text-indent="false"/>
    </style:style>
    <style:style style:name="P16" style:family="paragraph" style:parent-style-name="Standard">
      <style:paragraph-properties fo:margin-left="0in" fo:margin-right="0in" fo:margin-top="0in" fo:margin-bottom="0in" fo:text-indent="0in" style:auto-text-indent="false"/>
      <style:text-properties fo:font-weight="normal" style:font-weight-asian="normal" style:font-weight-complex="normal"/>
    </style:style>
    <style:style style:name="P17" style:family="paragraph" style:parent-style-name="Standard">
      <style:paragraph-properties fo:margin-left="0.75in" fo:margin-right="0in" fo:margin-top="0in" fo:margin-bottom="0in" fo:text-indent="0in" style:auto-text-indent="false"/>
      <style:text-properties style:font-name="Courier" fo:font-size="10pt" fo:font-weight="normal" style:font-weight-asian="normal" style:font-weight-complex="normal"/>
    </style:style>
    <style:style style:name="P18" style:family="paragraph" style:parent-style-name="Standard">
      <style:paragraph-properties fo:margin-left="0.9799in" fo:margin-right="0in" fo:margin-top="0in" fo:margin-bottom="0in" fo:text-indent="0in" style:auto-text-indent="false"/>
      <style:text-properties style:font-name="Courier" fo:font-size="10pt" fo:font-weight="normal" style:font-weight-asian="normal" style:font-weight-complex="normal"/>
    </style:style>
    <style:style style:name="P19" style:family="paragraph" style:parent-style-name="Standard">
      <style:paragraph-properties fo:margin-left="0.5in" fo:margin-right="0in" fo:margin-top="0in" fo:margin-bottom="0in" fo:text-indent="0in" style:auto-text-indent="false"/>
      <style:text-properties style:font-name="Bitstream Vera Serif1" fo:font-size="10pt" fo:font-weight="normal" style:font-weight-asian="normal" style:font-weight-complex="normal"/>
    </style:style>
    <style:style style:name="P20" style:family="paragraph" style:parent-style-name="Standard" style:list-style-name="L4">
      <style:paragraph-properties fo:margin-left="0in" fo:margin-right="0in" fo:margin-top="0in" fo:margin-bottom="0in" fo:text-indent="0in" style:auto-text-indent="false"/>
    </style:style>
    <style:style style:name="P21" style:family="paragraph" style:parent-style-name="Standard">
      <style:paragraph-properties fo:margin-left="0in" fo:margin-right="0in" fo:margin-top="0in" fo:margin-bottom="0.0799in" fo:text-indent="0in" style:auto-text-indent="false"/>
    </style:style>
    <style:style style:name="P22" style:family="paragraph" style:parent-style-name="Standard">
      <style:paragraph-properties fo:margin-left="0.75in" fo:margin-right="0in" fo:text-indent="0in" style:auto-text-indent="false"/>
      <style:text-properties style:font-name="Courier" fo:font-size="10pt"/>
    </style:style>
    <style:style style:name="P23" style:family="paragraph" style:parent-style-name="Standard">
      <style:paragraph-properties fo:margin-left="0.9799in" fo:margin-right="0in" fo:text-indent="0in" style:auto-text-indent="false"/>
      <style:text-properties style:font-name="Courier" fo:font-size="10pt"/>
    </style:style>
    <style:style style:name="P24" style:family="paragraph" style:parent-style-name="Standard">
      <style:paragraph-properties fo:margin-left="0in" fo:margin-right="0in" fo:text-indent="0in" style:auto-text-indent="false"/>
      <style:text-properties fo:font-weight="normal" style:font-weight-asian="normal" style:font-weight-complex="normal"/>
    </style:style>
    <style:style style:name="P25" style:family="paragraph" style:parent-style-name="Standard">
      <style:paragraph-properties fo:margin-left="0.75in" fo:margin-right="0in" fo:text-indent="0in" style:auto-text-indent="false"/>
      <style:text-properties style:font-name="Courier" fo:font-size="10pt" fo:font-weight="normal" style:font-weight-asian="normal" style:font-weight-complex="normal"/>
    </style:style>
    <style:style style:name="P26" style:family="paragraph" style:parent-style-name="Standard">
      <style:paragraph-properties fo:margin-left="0.25in" fo:margin-right="0in" fo:text-indent="0in" style:auto-text-indent="false"/>
      <style:text-properties style:font-name="Courier" fo:font-size="10pt" fo:font-weight="normal" style:font-weight-asian="normal" style:font-weight-complex="normal"/>
    </style:style>
    <style:style style:name="P27" style:family="paragraph" style:parent-style-name="Standard" style:list-style-name="L4">
      <style:paragraph-properties fo:margin-left="0.25in" fo:margin-right="0in" fo:text-indent="0in" style:auto-text-indent="false"/>
      <style:text-properties fo:font-size="10pt"/>
    </style:style>
    <style:style style:name="P28" style:family="paragraph" style:parent-style-name="Standard" style:list-style-name="L6"/>
    <style:style style:name="P29" style:family="paragraph" style:parent-style-name="Standard">
      <style:text-properties style:font-name="Courier"/>
    </style:style>
    <style:style style:name="P30" style:family="paragraph" style:parent-style-name="Standard">
      <style:paragraph-properties fo:margin-left="0.5in" fo:margin-right="0in" fo:text-indent="0in" style:auto-text-indent="false"/>
      <style:text-properties style:font-name="Courier"/>
    </style:style>
    <style:style style:name="P31" style:family="paragraph" style:parent-style-name="Standard">
      <style:paragraph-properties fo:margin-left="0.5in" fo:margin-right="0in" fo:text-indent="0in" style:auto-text-indent="false"/>
    </style:style>
    <style:style style:name="P32" style:family="paragraph" style:parent-style-name="Standard" style:list-style-name="L7"/>
    <style:style style:name="P33" style:family="paragraph" style:parent-style-name="Standard" style:list-style-name="L7">
      <style:text-properties fo:font-weight="normal" style:font-weight-asian="normal" style:font-weight-complex="normal"/>
    </style:style>
    <style:style style:name="P34" style:family="paragraph" style:parent-style-name="Standard">
      <style:paragraph-properties fo:margin-left="0.4925in" fo:margin-right="0in" fo:text-indent="0in" style:auto-text-indent="false"/>
      <style:text-properties style:font-name="Courier" fo:font-size="9pt" style:font-size-asian="9pt" style:font-size-complex="9pt"/>
    </style:style>
    <style:style style:name="P35" style:family="paragraph" style:parent-style-name="Standard">
      <style:paragraph-properties fo:margin-left="0.4925in" fo:margin-right="0in" fo:text-indent="0in" style:auto-text-indent="false"/>
    </style:style>
    <style:style style:name="P36" style:family="paragraph" style:parent-style-name="Standard" style:list-style-name="L8"/>
    <style:style style:name="P37" style:family="paragraph" style:parent-style-name="Standard" style:list-style-name="L9"/>
    <style:style style:name="P38" style:family="paragraph" style:parent-style-name="Standard" style:list-style-name="L10"/>
    <style:style style:name="P39" style:family="paragraph" style:parent-style-name="Standard" style:list-style-name="L10">
      <style:text-properties style:font-name="Courier"/>
    </style:style>
    <style:style style:name="P40" style:family="paragraph" style:parent-style-name="Standard" style:list-style-name="L10">
      <style:paragraph-properties fo:margin-top="0in" fo:margin-bottom="0.0799in"/>
    </style:style>
    <style:style style:name="P41" style:family="paragraph" style:parent-style-name="Standard" style:list-style-name="L10">
      <style:text-properties fo:font-weight="bold" style:font-weight-asian="bold" style:font-weight-complex="bold"/>
    </style:style>
    <style:style style:name="T1" style:family="text">
      <style:text-properties style:font-name="Courier"/>
    </style:style>
    <style:style style:name="T2" style:family="text">
      <style:text-properties fo:font-weight="bold" style:font-weight-asian="bold" style:font-weight-complex="bold"/>
    </style:style>
    <style:style style:name="T3" style:family="text">
      <style:text-properties style:font-name="Courier" fo:font-weight="bold" style:font-weight-asian="bold" style:font-weight-complex="bold"/>
    </style:style>
    <style:style style:name="T4" style:family="text">
      <style:text-properties style:font-name="Utopia" fo:font-style="italic" fo:font-weight="bold" style:font-style-asian="italic" style:font-weight-asian="bold" style:font-style-complex="italic" style:font-weight-complex="bold"/>
    </style:style>
    <style:style style:name="T5" style:family="text">
      <style:text-properties style:font-name="Utopia" fo:font-style="italic" style:font-style-asian="italic" style:font-style-complex="italic"/>
    </style:style>
    <style:style style:name="T6" style:family="text">
      <style:text-properties style:font-name="Utopia" fo:font-style="italic" fo:font-weight="bold" style:font-style-asian="italic" style:font-style-complex="italic"/>
    </style:style>
    <style:style style:name="T7" style:family="text">
      <style:text-properties fo:font-size="10pt"/>
    </style:style>
    <style:style style:name="T8" style:family="text">
      <style:text-properties fo:font-weight="normal" style:font-weight-asian="normal" style:font-weight-complex="normal"/>
    </style:style>
    <style:style style:name="T9" style:family="text">
      <style:text-properties style:font-name="Courier" fo:font-weight="normal" style:font-weight-asian="normal" style:font-weight-complex="normal"/>
    </style:style>
    <style:style style:name="T10" style:family="text">
      <style:text-properties style:font-name="Bitstream Vera Serif1" style:font-name-asian="Bitstream Vera Serif1" style:font-name-complex="Bitstream Vera Serif1"/>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all Resolver User Guide</text:h>
      <text:p text:style-name="P1">Revised: 4/12/0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5f_5f_5f_5f_5f_5f_5f_20_5f_5f_5f_5f_5f_5f_5f_3">
            <text:index-entry-chapter/>
            <text:index-entry-text/>
            <text:index-entry-tab-stop style:type="right" style:leader-char="."/>
            <text:index-entry-page-number/>
          </text:table-of-content-entry-template>
          <text:table-of-content-entry-template text:outline-level="4" text:style-name="Contents_5f_5f_5f_5f_5f_5f_5f_20_5f_5f_5f_5f_5f_5f_5f_4">
            <text:index-entry-chapter/>
            <text:index-entry-text/>
            <text:index-entry-tab-stop style:type="right" style:leader-char="."/>
            <text:index-entry-page-number/>
          </text:table-of-content-entry-template>
          <text:table-of-content-entry-template text:outline-level="5" text:style-name="Contents_5f_5f_5f_5f_5f_5f_5f_20_5f_5f_5f_5f_5f_5f_5f_5">
            <text:index-entry-chapter/>
            <text:index-entry-text/>
            <text:index-entry-tab-stop style:type="right" style:leader-char="."/>
            <text:index-entry-page-number/>
          </text:table-of-content-entry-template>
          <text:table-of-content-entry-template text:outline-level="6" text:style-name="Contents_5f_5f_5f_5f_5f_5f_5f_20_5f_5f_5f_5f_5f_5f_5f_6">
            <text:index-entry-chapter/>
            <text:index-entry-text/>
            <text:index-entry-tab-stop style:type="right" style:leader-char="."/>
            <text:index-entry-page-number/>
          </text:table-of-content-entry-template>
          <text:table-of-content-entry-template text:outline-level="7" text:style-name="Contents_5f_5f_5f_5f_5f_5f_5f_20_5f_5f_5f_5f_5f_5f_5f_7">
            <text:index-entry-chapter/>
            <text:index-entry-text/>
            <text:index-entry-tab-stop style:type="right" style:leader-char="."/>
            <text:index-entry-page-number/>
          </text:table-of-content-entry-template>
          <text:table-of-content-entry-template text:outline-level="8" text:style-name="Contents_5f_5f_5f_5f_5f_5f_5f_20_5f_5f_5f_5f_5f_5f_5f_8">
            <text:index-entry-chapter/>
            <text:index-entry-text/>
            <text:index-entry-tab-stop style:type="right" style:leader-char="."/>
            <text:index-entry-page-number/>
          </text:table-of-content-entry-template>
          <text:table-of-content-entry-template text:outline-level="9" text:style-name="Contents_5f_5f_5f_5f_5f_5f_5f_20_5f_5f_5f_5f_5f_5f_5f_9">
            <text:index-entry-chapter/>
            <text:index-entry-text/>
            <text:index-entry-tab-stop style:type="right" style:leader-char="."/>
            <text:index-entry-page-number/>
          </text:table-of-content-entry-template>
          <text:table-of-content-entry-template text:outline-level="10" text:style-name="Contents_5f_5f_5f_5f_5f_5f_5f_20_5f_5f_5f_5f_5f_5f_5f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Call Resolver User Guide<text:tab/>1</text:p>
          <text:p text:style-name="P2">Introduction<text:tab/>1</text:p>
          <text:p text:style-name="P2">Call Detail Records (CDRs)<text:tab/>1</text:p>
          <text:p text:style-name="P3">Call Direction<text:tab/>2</text:p>
          <text:p text:style-name="P3">Call State Events<text:tab/>2</text:p>
          <text:p text:style-name="P3">Scheduling the Call Resolver<text:tab/>2</text:p>
          <text:p text:style-name="P3">Running the Call Resolver Manually<text:tab/>2</text:p>
          <text:p text:style-name="P3">Purging Old Data<text:tab/>3</text:p>
          <text:p text:style-name="P2">Configuration<text:tab/>3</text:p>
          <text:p text:style-name="P3">Call State Event Logging<text:tab/>3</text:p>
          <text:p text:style-name="P3">Call Resolver<text:tab/>3</text:p>
          <text:p text:style-name="P2">Troubleshooting<text:tab/>4</text:p>
          <text:p text:style-name="P2">System Requirements<text:tab/>4</text:p>
          <text:p text:style-name="P2">Installation<text:tab/>5</text:p>
          <text:p text:style-name="P3">Red Hat Enterprise Linux 4 (RHEL4)<text:tab/>5</text:p>
          <text:p text:style-name="P3">Other Linux Distributions<text:tab/>6</text:p>
        </text:index-body>
      </text:table-of-content>
      <text:p text:style-name="P4"/>
      <text:h text:style-name="Heading_20_1" text:outline-level="1">Introduction</text:h>
      <text:p text:style-name="Standard">The Call Resolver is a sipX component that generates Call Detail Records (CDRs) based on Call State Events (CSEs) logged by a sipX PBX. See the Call Resolver design spec for business/functional requirements and design details. This memo explains how to use the Call Resolver and the outputs that it produces. We also describe how to configure the proxies to log CSEs.</text:p>
      <text:h text:style-name="Heading_20_1" text:outline-level="1">Call Detail Records (CDRs)</text:h>
      <text:p text:style-name="Standard">Call Resolver output is a set of CDRs stored as records in a PostgreSQL database instance, named “SIPXCDR” by default. It's up to the user to decide how they want to access the data; there are many products out there for database access and data export. For basic database maintenance and inspection, we recommend the “psql” command-line tool included with PostgreSQL, and the graphical tool “pgAdmin III”. <text:s/>pgAdmin III is an open source product available from http://www.pgadmin.org/.</text:p>
      <text:p text:style-name="Standard"/>
      <text:p text:style-name="Standard">As detailed in the design spec, cdrs are stored in two tables, <text:span text:style-name="T1">parties</text:span> and <text:span text:style-name="T1">cdrs</text:span>. <text:span text:style-name="T1">parties</text:span> holds the SIP address of record (AOR) and contact address for callers and callees. An AOR looks like this: “sip:502@example.com”, and a contact looks like this: “sip:502@10.1.1.1”. “502” is the SIP username, which is typically a phone number or extension, but can also be a name like “alice”. Contacts are usually resolved to IP addresses like “10.1.1.1” in this example, but not always.</text:p>
      <text:p text:style-name="Standard"/>
      <text:p text:style-name="Standard">We provide a view, <text:span text:style-name="T1">view_cdrs</text:span>, that presents a simple, unified view of the commonly used CDR data. <text:span text:style-name="T2">Using </text:span><text:span text:style-name="T3">view_cdrs</text:span><text:span text:style-name="T2"> is recommended to insulate you from future database schema changes, as well as simplifying data access.</text:span> Here is a simple psql query to print out all the CDRs:</text:p>
      <text:p text:style-name="Standard"/>
      <text:p text:style-name="P5">psql -d SIPXCDR -U postgres -c "select * from view_cdrs;"</text:p>
      <text:p text:style-name="Standard"/>
      <text:p text:style-name="Standard">Here is an example query on test data, selecting a limited set of columns to fit on the page:</text:p>
      <text:p text:style-name="P6"/>
      <text:p text:style-name="P6">psql -d SIPXCDR -U postgres -c "select caller_aor, callee_aor, start_time from view_cdrs;"</text:p>
      <text:p text:style-name="P6"/>
      <text:p text:style-name="Standard">prints out:</text:p>
      <text:p text:style-name="P6"/>
      <text:p text:style-name="P6"><text:s text:c="6"/>caller_aor <text:s text:c="6"/>| <text:s text:c="8"/>callee_aor <text:s text:c="8"/>| <text:s text:c="4"/>start_time</text:p>
      <text:p text:style-name="P6">-----------------------+----------------------------+---------------------</text:p>
      <text:p text:style-name="P6"><text:s/>sip:alice@example.com | sip:bob@example.com <text:s text:c="7"/>| 1990-05-17 19:30:00</text:p>
      <text:p text:style-name="P6"><text:s/>sip:mick@example.com <text:s/>| sip:keith@example.com <text:s text:c="5"/>| 2001-01-01 00:00:00</text:p>
      <text:p text:style-name="P6"><text:s/>sip:cathy@example.com | sip:heathcliff@example.com | 1999-08-13 06:00:00</text:p>
      <text:p text:style-name="P6"><text:s/>sip:mick@example.com <text:s/>| sip:keith@example.com <text:s text:c="5"/>| 2000-01-01 00:00:00</text:p>
      <text:p text:style-name="P6"><text:s/>sip:alice@example.com | sip:bob@example.com <text:s text:c="7"/>| 1990-05-17 19:30:00</text:p>
      <text:p text:style-name="P6">(5 rows)</text:p>
      <text:h text:style-name="Heading_20_2" text:outline-level="2">Call Direction</text:h>
      <text:p text:style-name="Standard">“Call direction” is an application-level plugin feature where calls are identified as:</text:p>
      <text:p text:style-name="Standard"/>
      <text:list text:style-name="L1">
        <text:list-item>
          <text:p text:style-name="P7">Incoming (I): the call is coming from a PSTN gateway</text:p>
        </text:list-item>
        <text:list-item>
          <text:p text:style-name="P7">Outgoing (O): the call is going to a PSTN gateway</text:p>
        </text:list-item>
        <text:list-item>
          <text:p text:style-name="P7">Intranetwork (A): neither the caller nor callee is a PSTN gateway</text:p>
        </text:list-item>
      </text:list>
      <text:p text:style-name="Standard"/>
      <text:p text:style-name="P8">The Call Resolver looks at the From and To contact headers and compares these addresses with the addresses of all gateways configured in sipXconfig, the configuration server. It resolves domain names to IP addresses to get addresses in a standard form where they can be easily compared.</text:p>
      <text:p text:style-name="P8"/>
      <text:p text:style-name="P8">Call direction is stored in the <text:span text:style-name="T1">call_direction</text:span> column of the <text:span text:style-name="T1">cdrs</text:span> table. There is a view, <text:span text:style-name="T1">view_cdrs_with_call_direction</text:span>, that is just like <text:span text:style-name="T1">view_cdrs</text:span> but has <text:span text:style-name="T1">call_direction</text:span> as an additional column. <text:span text:style-name="T2">Again, accessing the view rather the raw tables protects you from schema changes. </text:span>Call direction is not computed by default since most PBXs won't use this feature. See the Configuration section for instructions on how to turn it on.</text:p>
      <text:h text:style-name="Heading_20_2" text:outline-level="2">Call State Events</text:h>
      <text:p text:style-name="Text_20_body">Call Resolver processes call state events (CSEs) logged by the sipX proxies. CSEs are stored in the same database instance as CDRs. CSE logging must be turned on so that CSEs will be recorded for Call Resolver to operate on. See the section “Configuration” below for details.</text:p>
      <text:h text:style-name="Heading_20_2" text:outline-level="2">Scheduling the Call Resolver</text:h>
      <text:p text:style-name="Standard">Users do not typically invoke Call Resolver directly, rather it runs automatically every day, by default at 2:47 AM. Each run covers a 24-hour period which (by default) ends at midnight, starting from midnight the previous day. The run time and the time window boundary are both configurable, but the time window duration is always 24 hours.</text:p>
      <text:p text:style-name="Standard"/>
      <text:p text:style-name="Standard"><text:span text:style-name="T4">Not implemented yet,</text:span><text:span text:style-name="T5"> see </text:span><text:bookmark text:name="issue_key_XPR-108"/><text:a xlink:type="simple" xlink:href="http://track.sipfoundry.org/browse/XPR-108"><text:span text:style-name="T6">XPR-108</text:span></text:a><text:span text:style-name="T5">, will be documented more later</text:span> </text:p>
      <text:h text:style-name="Heading_20_2" text:outline-level="2">Running the Call Resolver Manually</text:h>
      <text:p text:style-name="Standard">In a UNIX terminal window:</text:p>
      <text:p text:style-name="Standard"/>
      <text:p text:style-name="P5">sipxcallresolver.sh --start "2005-12-1T02:47" --end "2005-12-2T02:47"</text:p>
      <text:p text:style-name="Standard"/>
      <text:p text:style-name="Standard">This example runs the Call Resolver on CSEs collected between 2:47 AM on December 1, 2005 and 2:47 AM on December 2, 2005, recording CDRs. <text:span text:style-name="T1">--start</text:span> provides the time at which analysis begins and <text:span text:style-name="T1">--end</text:span> the time at which analysis ends. <text:span text:style-name="T1">--end</text:span> is optional and defaults to 24 hours after the start time. The time format is <text:a xlink:type="simple" xlink:href="http://en.wikipedia.org/wiki/ISO_8601">ISO 8601</text:a>, the same format used by sipX log files.</text:p>
      <text:h text:style-name="Heading_20_2" text:outline-level="2">Purging Old Data</text:h>
      <text:p text:style-name="Standard">By default, all CSEs and CDRs older than 35 days are discarded, to keep the disk space consumption under control. This time span is configurable. See the “Configuration” section below.</text:p>
      <text:h text:style-name="Heading_20_1" text:outline-level="1">Configuration</text:h>
      <text:h text:style-name="P9" text:outline-level="2">Call State Event Logging</text:h>
      <text:p text:style-name="P10">Call state event (CSE) logging to the database must be turned on for the authorization proxy and forking proxy in order to provide the raw data from which CDRs are created:</text:p>
      <text:p text:style-name="Standard"/>
      <text:list text:style-name="L3">
        <text:list-item>
          <text:list>
            <text:list-item>
              <text:p text:style-name="P11"><text:span text:style-name="T7">In auth</text:span>proxy-config.in, set logging parameters as follows:</text:p>
            </text:list-item>
          </text:list>
        </text:list-item>
      </text:list>
      <text:p text:style-name="P12">SIP_AUTHPROXY_CALL_STATE :</text:p>
      <text:p text:style-name="P12">SIP_AUTHPROXY_CALL_STATE_LOG :</text:p>
      <text:p text:style-name="P12">SIP_AUTHPROXY_CALL_STATE_DB : ENABLE</text:p>
      <text:list text:style-name="L4">
        <text:list-item>
          <text:list>
            <text:list-item>
              <text:p text:style-name="P13">The first two parameters control logging to XML files and should be left blank. Setting <text:span text:style-name="T1">SIP_AUTHPROXY_CALL_STATE_DB</text:span> to <text:span text:style-name="T1">ENABLE</text:span> turns on call state event logging to the database.</text:p>
            </text:list-item>
            <text:list-item>
              <text:p text:style-name="P13">Similarly, in proxy-config.in, set logging parameters as follows:</text:p>
            </text:list-item>
          </text:list>
        </text:list-item>
      </text:list>
      <text:p text:style-name="P12">SIP_PROXY_CALL_STATE :</text:p>
      <text:p text:style-name="P12">SIP_PROXY_CALL_STATE_LOG :</text:p>
      <text:p text:style-name="P12">SIP_PROXY_CALL_STATE_DB : ENABLE</text:p>
      <text:h text:style-name="Heading_20_2" text:outline-level="2">Call Resolver</text:h>
      <text:p text:style-name="Standard">All Call Resolver configuration parameters are set in <text:span text:style-name="T1">callresolver-config.in</text:span>, located in <text:span text:style-name="T1">/etc/sipxpbx</text:span> with the other sipX configuration files.</text:p>
      <text:p text:style-name="P14"/>
      <text:list text:style-name="L5">
        <text:list-item>
          <text:p text:style-name="P15"><text:span text:style-name="T2">Daily run</text:span><text:span text:style-name="T8">: By default, the Call Resolver does not run automatically. To run the Call Resolver every day at 4 AM local time, add this line to the config file:</text:span></text:p>
        </text:list-item>
      </text:list>
      <text:p text:style-name="P16"/>
      <text:p text:style-name="P17">SIP_CALLRESOLVER_DAILY_RUN : ENABLE</text:p>
      <text:p text:style-name="P18"/>
      <text:p text:style-name="P19">Call Resolver analyzes the time window from 4 AM the previous day up to 4 AM on the current day, that is, up to the time that the resolver starts running.</text:p>
      <text:p text:style-name="P17"/>
      <text:list text:style-name="L4">
        <text:list-item>
          <text:p text:style-name="P20"><text:span text:style-name="T2">Call direction:</text:span> To configure the Call Resolver to compute call direction, add this line to the config file:</text:p>
        </text:list-item>
      </text:list>
      <text:p text:style-name="P21"/>
      <text:p text:style-name="P22">SIP_CALLRESOLVER_CALL_DIRECTION : ENABLE</text:p>
      <text:p text:style-name="P23"/>
      <text:list text:style-name="L4">
        <text:list-item>
          <text:p text:style-name="P13"><text:span text:style-name="T2">Data purging</text:span><text:span text:style-name="T8">: Purging is on by default. To turn it off:</text:span></text:p>
        </text:list-item>
      </text:list>
      <text:p text:style-name="P24"/>
      <text:p text:style-name="P25">SIP_CALLRESOLVER_PURGE : DISABLE</text:p>
      <text:p text:style-name="P26"/>
      <text:list text:style-name="L4">
        <text:list-item>
          <text:p text:style-name="P27">The purge interval defaults to 35 days. Data older than that is deleted as part of the daily run, if purging is enabled. To change it to (for example) 10 days:</text:p>
          <text:p text:style-name="P27"><text:line-break/><text:span text:style-name="T9">SIP_CALLRESOLVER_PURGE_AGE : 10</text:span></text:p>
        </text:list-item>
      </text:list>
      <text:p text:style-name="P26"/>
      <text:list text:style-name="L4">
        <text:list-item>
          <text:p text:style-name="P13"><text:span text:style-name="T2">Logging</text:span><text:span text:style-name="T8">: for troubleshooting purposes</text:span>.</text:p>
          <text:list>
            <text:list-item>
              <text:p text:style-name="P13">By default, Call Resolver logs to a file <text:span text:style-name="T1">sipcallresolver.log</text:span> in the directory <text:span text:style-name="T1">/var/log/sipxpbx/</text:span>. The default log level is <text:span text:style-name="T1">NOTICE</text:span>, with very few log messages. Call Resolver doesn't follow the standard sipX log format because Call Resolver is not real-time and event-driven, like the proxies, so it has different requirements.</text:p>
            </text:list-item>
            <text:list-item>
              <text:p text:style-name="P13"><text:span text:style-name="T2">Log level</text:span>: control the log level via the config parameter <text:span text:style-name="T1">SIP_CALLRESOLVER_LOG_LEVEL</text:span>. For example, set the log level to <text:span text:style-name="T1">DEBUG</text:span> if you are having problems and want the maximum amount of information on what's happening.</text:p>
            </text:list-item>
            <text:list-item>
              <text:p text:style-name="P13"><text:span text:style-name="T2">Log directory</text:span>: set <text:span text:style-name="T1">SIP_CALLRESOLVER_LOG_DIR</text:span> if you want the log file to go in a directory other than the default.</text:p>
            </text:list-item>
            <text:list-item>
              <text:p text:style-name="P13"><text:span text:style-name="T2">Log to the console</text:span>: set <text:span text:style-name="T1">SIP_CALLRESOLVER_LOG_CONSOLE</text:span> to <text:span text:style-name="T1">ENABLE</text:span> to cause logging to go to the console. Unlike other sipX components, logging can go to a file or to the console, but not both.</text:p>
            </text:list-item>
          </text:list>
        </text:list-item>
      </text:list>
      <text:h text:style-name="Heading_20_1" text:outline-level="1">Troubleshooting</text:h>
      <text:list text:style-name="L6">
        <text:list-item>
          <text:p text:style-name="P28">Do you have all the right software installed? See “System Requirements”.</text:p>
        </text:list-item>
        <text:list-item>
          <text:p text:style-name="P28">Is call state event logging turned on? See “Configuration”. Look at the table <text:span text:style-name="T1">call_state_events</text:span> in the SIPXCDR database and see if there's any data there.</text:p>
        </text:list-item>
        <text:list-item>
          <text:p text:style-name="P28">Try running the Call Resolver script and see if it complains, in this example everything is fine:<text:line-break/><text:line-break/><text:span text:style-name="T1">$ /usr/bin/sipxcallresolver.sh --setup<text:line-break/>Database SIPXCDR exists<text:line-break/></text:span></text:p>
        </text:list-item>
        <text:list-item>
          <text:p text:style-name="P28">Call Resolver is installed with unit tests that you can run as a sanity check:<text:line-break/><text:line-break/><text:span text:style-name="T1">$ cd /usr/bin/sipxcallresolver/test/functional/<text:line-break/>$ ruby call_resolver_test.rb</text:span></text:p>
        </text:list-item>
      </text:list>
      <text:p text:style-name="P29"/>
      <text:p text:style-name="P30">Loaded suite call_resolver_test</text:p>
      <text:p text:style-name="P30">Started</text:p>
      <text:p text:style-name="P30">........</text:p>
      <text:p text:style-name="P30">Finished in 0.727583 seconds.</text:p>
      <text:p text:style-name="P30"/>
      <text:p text:style-name="P31"><text:span text:style-name="T1">18 tests, 93 assertions, </text:span><text:span text:style-name="T3">0 failures, 0 errors</text:span><text:line-break/><text:line-break/>The important thing here is “0 failures, 0 errors” as highlighted above. If the test reports errors, then that information can be useful in diagnosing the problem.</text:p>
      <text:h text:style-name="Heading_20_1" text:outline-level="1">System Requirements</text:h>
      <text:list text:style-name="L7">
        <text:list-item>
          <text:p text:style-name="P32">Red Hat Enterprise Linux 4 or Fedora Core 4.</text:p>
          <text:list>
            <text:list-item>
              <text:p text:style-name="P32">Other Linux distributions should work but have not been tested.</text:p>
            </text:list-item>
            <text:list-item>
              <text:p text:style-name="P32">The Call Resolver is 100% portable Ruby code that should run just about anywhere, including Windows and MacOS. But we haven't tested that, and the proxies that generate call state events run only on Linux.</text:p>
            </text:list-item>
          </text:list>
        </text:list-item>
        <text:list-item>
          <text:p text:style-name="P32">PostgreSQL 7.4 or greater</text:p>
        </text:list-item>
        <text:list-item>
          <text:p text:style-name="P32">Ruby Libs 1.8.4</text:p>
        </text:list-item>
        <text:list-item>
          <text:p text:style-name="P33">Ruby 1.8.4</text:p>
        </text:list-item>
        <text:list-item>
          <text:p text:style-name="P33">Ruby Devel 1.8.4</text:p>
        </text:list-item>
        <text:list-item>
          <text:p text:style-name="P33">Irb 1.8.4</text:p>
        </text:list-item>
        <text:list-item>
          <text:p text:style-name="P33">RubyGems 0.8.11</text:p>
        </text:list-item>
        <text:list-item>
          <text:p text:style-name="P33">Rails 1.0.0 and its dependencies</text:p>
        </text:list-item>
        <text:list-item>
          <text:p text:style-name="P33">Postgres-pr 0.4</text:p>
        </text:list-item>
      </text:list>
      <text:p text:style-name="Standard"/>
      <text:p text:style-name="Standard">To check the Ruby installation, on Fedora Core 4:</text:p>
      <text:p text:style-name="Standard"/>
      <text:p text:style-name="P34">$ yum list installed | grep ruby</text:p>
      <text:p text:style-name="P34">ruby.i386 <text:s text:c="31"/>1.8.4-1.fc4 <text:s text:c="11"/>installed</text:p>
      <text:p text:style-name="P34">ruby-devel.i386 <text:s text:c="25"/>1.8.4-1.fc4 <text:s text:c="11"/>installed</text:p>
      <text:p text:style-name="P34">ruby-libs.i386 <text:s text:c="26"/>1.8.4-1.fc4 <text:s text:c="11"/>installed</text:p>
      <text:p text:style-name="P34">$ yum list installed | grep irb</text:p>
      <text:p text:style-name="P34">irb.i386 <text:s text:c="32"/>1.8.4-1.fc4 <text:s text:c="11"/>installed</text:p>
      <text:p text:style-name="P35"/>
      <text:p text:style-name="Standard">Try running Ruby:</text:p>
      <text:p text:style-name="Standard"/>
      <text:p text:style-name="P5">$ ruby --version</text:p>
      <text:p text:style-name="P5">ruby 1.8.4 (2005-12-24) [i386-linux]</text:p>
      <text:p text:style-name="P5"/>
      <text:p text:style-name="Standard">Use RubyGems to show which “gems” are installed. Most of these gems are Rails and its dependencies:</text:p>
      <text:p text:style-name="Standard"/>
      <text:p text:style-name="P34">$ gem list</text:p>
      <text:p text:style-name="P6"/>
      <text:p text:style-name="P34">*** LOCAL GEMS ***</text:p>
      <text:p text:style-name="P34">actionmailer (1.1.5)</text:p>
      <text:p text:style-name="P34"><text:s text:c="4"/>Service layer for easy email delivery and testing.</text:p>
      <text:p text:style-name="P34">actionpack (1.11.2)</text:p>
      <text:p text:style-name="P34"><text:s text:c="4"/>Web-flow and rendering framework putting the VC in MVC.</text:p>
      <text:p text:style-name="P34">actionwebservice (1.0.0)</text:p>
      <text:p text:style-name="P34"><text:s text:c="4"/>Web service support for Action Pack.</text:p>
      <text:p text:style-name="P34">activerecord (1.13.2)</text:p>
      <text:p text:style-name="P34"><text:s text:c="4"/>Implements the ActiveRecord pattern for ORM.</text:p>
      <text:p text:style-name="P34">activesupport (1.2.5)</text:p>
      <text:p text:style-name="P34"><text:s text:c="4"/>Support and utility classes used by the Rails framework.</text:p>
      <text:p text:style-name="P34">postgres-pr (0.4.0)</text:p>
      <text:p text:style-name="P34"><text:s text:c="4"/>A pure Ruby interface to the PostgreSQL (&gt;= 7.4) database</text:p>
      <text:p text:style-name="P34">rails (1.0.0)</text:p>
      <text:p text:style-name="P34"><text:s text:c="4"/>Web-application framework with template engine, control-flow layer,</text:p>
      <text:p text:style-name="P34"><text:s text:c="4"/>and ORM.</text:p>
      <text:p text:style-name="P34">rake (0.7.0)</text:p>
      <text:p text:style-name="P34"><text:s text:c="4"/>Ruby based make-like utility.</text:p>
      <text:p text:style-name="P34">sources (0.0.1)</text:p>
      <text:p text:style-name="P34"><text:s text:c="4"/>This package provides download sources for remote gem installation</text:p>
      <text:h text:style-name="Heading_20_1" text:outline-level="1">Installation</text:h>
      <text:p text:style-name="Standard">The Call Resolver must be installed on the same machine as the proxies (forking proxy and auth proxy) and the configuration server. HA configurations with multiple proxies are not yet supported. Future releases will support HA and offer greater flexibility.</text:p>
      <text:h text:style-name="Heading_20_2" text:outline-level="2">Red Hat Enterprise Linux 4 (RHEL4)</text:h>
      <text:p text:style-name="Standard">Pingtel's commercial SIPxchange<text:span text:style-name="T10">™</text:span>product bundles all dependencies. There are no special installation instructions. Notes:</text:p>
      <text:p text:style-name="Standard"/>
      <text:list text:style-name="L8">
        <text:list-item>
          <text:p text:style-name="P36">The initial SIPxchange<text:span text:style-name="T10">™</text:span> 3.3 release featuring the Call Resolver does not support upgrading from earlier versions: it must be installed on a clean system.</text:p>
        </text:list-item>
      </text:list>
      <text:list text:style-name="L9">
        <text:list-item>
          <text:p text:style-name="P37">Applications on RHEL typically rely on packages installed via RHEL's up2date mechanism. However, the Call Resolver needs a more recent version of the Ruby language interpreter. RHEL provides Ruby 1.8.1; SIPxchange<text:span text:style-name="T10">™</text:span> upgrades that to Ruby 1.8.4.</text:p>
        </text:list-item>
      </text:list>
      <text:h text:style-name="Heading_20_2" text:outline-level="2">Other Linux Distributions</text:h>
      <text:p text:style-name="Standard">Detailed instructions to be provided later. Here is a start:</text:p>
      <text:p text:style-name="Standard"/>
      <text:list text:style-name="L10">
        <text:list-item>
          <text:p text:style-name="P38">Install <text:span text:style-name="T2">PostgreSQL 7.4</text:span> or greater. This requirement is shared with the configuration server, sipXconfig, which cohabits with Call Resolver.</text:p>
        </text:list-item>
        <text:list-item>
          <text:p text:style-name="P38">Install <text:span text:style-name="T2">RubyLibs 1.8.4</text:span> or greater. For example, as root on Fedora Core 4: <text:span text:style-name="T1">yum install ruby-libs</text:span>.</text:p>
        </text:list-item>
        <text:list-item>
          <text:p text:style-name="P38">Install <text:span text:style-name="T2">Ruby 1.8.4</text:span> or greater: <text:span text:style-name="T1">yum install ruby</text:span>.</text:p>
        </text:list-item>
        <text:list-item>
          <text:p text:style-name="P38">Install <text:span text:style-name="T2">Ruby Devel 1.8.4</text:span> or greater: <text:span text:style-name="T1">yum install ruby-devel</text:span>.</text:p>
        </text:list-item>
        <text:list-item>
          <text:p text:style-name="P38">Install <text:span text:style-name="T2">Irb 1.8.4</text:span> or greater: <text:span text:style-name="T8">1.8.4 </text:span>or greater: <text:span text:style-name="T1">yum install irb</text:span>.</text:p>
        </text:list-item>
        <text:list-item>
          <text:p text:style-name="P38">Install <text:span text:style-name="T2">RubyGems 0.8.11</text:span> or later, from <text:a xlink:type="simple" xlink:href="http://rubyforge.org/projects/rubygems/">http://rubyforge.org/projects/rubygems/</text:a>. RubyGems is not generally available in RPM form, although we may make a RubyGems RPM available on sipfoundry for Fedora Core 4.</text:p>
        </text:list-item>
        <text:list-item>
          <text:p text:style-name="P38">RubyGems is a platform-independent packaging mechanism like <text:span text:style-name="T1">yum</text:span>. As root, use RubyGems to install remaining dependencies via the Internet:</text:p>
          <text:list>
            <text:list-item>
              <text:p text:style-name="P39">gem install rails</text:p>
            </text:list-item>
            <text:list-item>
              <text:p text:style-name="P39">gem install postrgres-pr</text:p>
            </text:list-item>
          </text:list>
        </text:list-item>
        <text:list-item>
          <text:p text:style-name="P38">The minimum required versions are <text:span text:style-name="T2">rails 1.0.0 </text:span>and <text:span text:style-name="T2">postgres-pr 0.4</text:span>.</text:p>
          <text:list>
            <text:list-item>
              <text:p text:style-name="P38">Rails is a web application framework. We are primarily using just the ActiveRecord part of Rails, for database access. But when “gem install rails” asks you about installing dependencies, say yes to all dependencies. It's hard to tease out which pieces are needed and which aren't, and not worth the effort given that these packages are small.</text:p>
            </text:list-item>
            <text:list-item>
              <text:p text:style-name="P38">Postgres-pr is the Ruby database driver for PostgreSQL.</text:p>
            </text:list-item>
          </text:list>
        </text:list-item>
        <text:list-item>
          <text:p text:style-name="P38">See the section “System Requirements” for a summary and for info on checking that the right dependencies are installed.</text:p>
        </text:list-item>
        <text:list-item>
          <text:p text:style-name="P40">You don't need to install any of this stuff to get basic PBX functionality.</text:p>
        </text:list-item>
        <text:list-item>
          <text:p text:style-name="P41">Run sipxcallresolver.sh to set up the SIPXCDR database:</text:p>
        </text:list-item>
      </text:list>
      <text:p text:style-name="P31"><text:line-break/><text:span text:style-name="T1">cd /usr/bin<text:line-break/>./sipxcallresolver.sh --setup</text:span></text:p>
      <text:p text:style-name="P31"><text:line-break/>This is handled automatically on RHEL4 when using the install script. Running it again does no harm and can be a useful diagnosti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Utopia" svg:font-family="Utopia"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initial-creator>Walter Gillett</meta:initial-creator>
    <meta:creation-date>2006-03-31T10:44:58</meta:creation-date>
    <dc:creator>Walter Gillett</dc:creator>
    <dc:date>2006-04-12T19:59:05</dc:date>
    <meta:printed-by>Walter Gillett</meta:printed-by>
    <meta:print-date>2006-03-31T17:19:04</meta:print-date>
    <dc:language>en-US</dc:language>
    <meta:editing-cycles>39</meta:editing-cycles>
    <meta:editing-duration>PT8H24M45S</meta:editing-duration>
    <meta:user-defined meta:name="Info 1"/>
    <meta:user-defined meta:name="Info 2"/>
    <meta:user-defined meta:name="Info 3"/>
    <meta:user-defined meta:name="Info 4"/>
    <meta:document-statistic meta:table-count="0" meta:image-count="0" meta:object-count="0" meta:page-count="6" meta:paragraph-count="163" meta:word-count="2078" meta:character-count="12875"/>
  </office:meta>
</office:document-meta>
</file>